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2 - The Azarinth Sentinel" calcext:value-type="string">
            <text:p>Class 1: 462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7 - Kin of Ash" calcext:value-type="string">
            <text:p>Class 2: 457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540831.2138625" calcext:value-type="float">
            <text:p>15,540,831</text:p>
          </table:table-cell>
          <table:table-cell table:style-name="ce11" table:formula="of:=[.V9]" office:value-type="float" office:value="1049367.755" calcext:value-type="float">
            <text:p>1,049,367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4070" calcext:value-type="float">
            <text:p>24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8.1691666666667" calcext:value-type="float">
            <text:p>58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8 - The Faen Valkyrie" calcext:value-type="string">
            <text:p>Class 3: 40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365" calcext:value-type="float">
            <text:p>35.365</text:p>
          </table:table-cell>
          <table:table-cell table:style-name="ce12" table:formula="of:=[.U10]" office:value-type="percentage" office:value="35.365" calcext:value-type="percentage">
            <text:p>353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89486.075" calcext:value-type="float">
            <text:p>5689486.0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540831.2138625" calcext:value-type="float">
            <text:p>15540831.2138625</text:p>
          </table:table-cell>
          <table:table-cell table:style-name="ce6" table:formula="of:=([.S11]+[.S12])/2" office:value-type="float" office:value="1049367.755" calcext:value-type="float">
            <text:p>1049367.755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392176.352725" calcext:value-type="float">
            <text:p>25392176.3527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365" calcext:value-type="percentage">
            <text:p>3536.5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650789203325" calcext:value-type="percentage">
            <text:p>97.7%</text:p>
          </table:table-cell>
          <table:table-cell table:formula="of:=1/(1-[.Q11])" office:value-type="float" office:value="42.828" calcext:value-type="float">
            <text:p>42.828</text:p>
          </table:table-cell>
          <table:table-cell table:formula="of:=[.$S$2]/(1/(1+[.$O$15]+[.$AV$15]))" office:value-type="float" office:value="1007690.55" calcext:value-type="float">
            <text:p>1007690.5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938581009531" calcext:value-type="percentage">
            <text:p>97.8%</text:p>
          </table:table-cell>
          <table:table-cell table:formula="of:=1/(1-[.Q12])" office:value-type="float" office:value="45.3280000000001" calcext:value-type="float">
            <text:p>45.3280000000001</text:p>
          </table:table-cell>
          <table:table-cell table:formula="of:=[.$S$2]/(1/(1+[.$O$15]+[.$AJ$15]+[.$AV$15]))" office:value-type="float" office:value="1091044.96" calcext:value-type="float">
            <text:p>1091044.9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94685106428" calcext:value-type="percentage">
            <text:p>97.7%</text:p>
          </table:table-cell>
          <table:table-cell table:style-name="ce14" table:formula="of:=([.R11]+[.R12])/2" office:value-type="float" office:value="44.078" calcext:value-type="float">
            <text:p>44.1</text:p>
          </table:table-cell>
          <table:table-cell table:style-name="ce14" table:formula="of:=([.S11]+[.S12])/2" office:value-type="float" office:value="1049367.755" calcext:value-type="float">
            <text:p>1049367.8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7" calcext:value-type="percentage">
            <text:p>10.7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7" calcext:value-type="percentage">
            <text:p>8.7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365" calcext:value-type="percentage">
            <text:p>353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63" calcext:value-type="percentage">
            <text:p>346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63" calcext:value-type="percentage">
            <text:p>96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83" calcext:value-type="percentage">
            <text:p>78.3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36.5%" calcext:value-type="string">
            <text:p>Resilience: 3,536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2" calcext:value-type="float">
            <text:p>46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4,070" calcext:value-type="string">
            <text:p>Health: <text:s/>24,07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3" table:formula="of:=[.D25]+([.C25]-1)*20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8.2] [376.2 seconds]" calcext:value-type="string">
            <text:p>hp/sec: <text:s/>0.27% [58.2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7" calcext:value-type="float">
            <text:p>45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9%     [hp x 44.08]" calcext:value-type="string">
            <text:p>Mitigation: <text:s text:c="6"/>97.729% <text:s text:c="4"/>[hp x 44.0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9,367.8 [hp x 78.59]" calcext:value-type="string">
            <text:p>Effective Health: 1,049,367.8 [hp x 78.5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5 Sentinel Huntress        x8 " calcext:value-type="string">
            <text:p>3-25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8" calcext:value-type="float">
            <text:p>40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formula="of:=[.D43]+([.C43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5" calcext:value-type="percentage">
            <text:p>55.00%</text:p>
          </table:table-cell>
          <table:table-cell table:style-name="ce9" table:formula="of:=[.O43]" office:value-type="percentage" office:value="4.4" calcext:value-type="percentage">
            <text:p>44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" calcext:value-type="percentage">
            <text:p>44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3" table:formula="of:=[.D44]+([.C44]-1)*20" office:value-type="float" office:value="55" calcext:value-type="float">
            <text:p>5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D45]+([.C45]-1)*20" office:value-type="float" office:value="52" calcext:value-type="float">
            <text:p>5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7" calcext:value-type="float">
            <text:p>17</text:p>
          </table:table-cell>
          <table:table-cell table:style-name="ce15" table:formula="of:=[.D46]+([.C46]-1)*20" office:value-type="float" office:value="57" calcext:value-type="float">
            <text:p>5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5" calcext:value-type="percentage">
            <text:p>43.50%</text:p>
          </table:table-cell>
          <table:table-cell table:style-name="ce38" table:formula="of:=[.O46]" office:value-type="percentage" office:value="3.915" calcext:value-type="percentage">
            <text:p>391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15" calcext:value-type="percentage">
            <text:p>391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63" calcext:value-type="percentage">
            <text:p>96.3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63" calcext:value-type="percentage">
            <text:p>96.3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83" calcext:value-type="percentage">
            <text:p>78.3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0 Flare of Creation        x8 [55.0% =&gt; 440.0% Resilience]" calcext:value-type="string">
            <text:p>3-20 Flare of Creation <text:s text:c="7"/>x8 [55.0% =&gt; 440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5 Displacement             x2 " calcext:value-type="string">
            <text:p>3-15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2 Space Shift              x2 " calcext:value-type="string">
            <text:p>3-12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7 Body of the Valkyrie     x9 [43.5% =&gt; 391.5% Resilience, 10.7% =&gt; 96.3% Physical Resistance, 5.0% =&gt; 96.3% Magic Resistance, 8.7% =&gt; 78.3% Health]" calcext:value-type="string">
            <text:p>3-17 Body of the Valkyrie <text:s text:c="4"/>x9 [43.5% =&gt; 391.5% Resilience, 10.7% =&gt; 96.3% Physical Resistance, 5.0% =&gt; 96.3% Magic Resistance, 8.7% =&gt; 78.3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14" calcext:value-type="float">
            <text:p>2014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20 Deviant of Humanity" calcext:value-type="string">
            <text:p>2-2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67]+([.C67]-1)*20" office:value-type="float" office:value="40" calcext:value-type="float">
            <text:p>40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6 Veteran" calcext:value-type="string">
            <text:p>3-1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1]+([.C81]-1)*20" office:value-type="float" office:value="56" calcext:value-type="float">
            <text:p>5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8 Arcane Magic Resistance" calcext:value-type="string">
            <text:p>3-18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85]+([.C85]-1)*20" office:value-type="float" office:value="58" calcext:value-type="float">
            <text:p>58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2-2  Ash Magic Resistance" calcext:value-type="string">
            <text:p>2-2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9  Heat Resistance" calcext:value-type="string">
            <text:p>3-9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0]+([.C110]-1)*20" office:value-type="float" office:value="49" calcext:value-type="float">
            <text:p>49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9  Soul Magic Resistance" calcext:value-type="string">
            <text:p>2-9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8]+([.C128]-1)*20" office:value-type="float" office:value="29" calcext:value-type="float">
            <text:p>29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5  Void Magic Resistance" calcext:value-type="string">
            <text:p>3-5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36]+([.C136]-1)*20" office:value-type="float" office:value="45" calcext:value-type="float">
            <text:p>45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2" calcext:value-type="float">
            <text:p>46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7" calcext:value-type="float">
            <text:p>457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8" calcext:value-type="float">
            <text:p>40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36.5%" calcext:value-type="string">
            <text:p>3,536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4,070" calcext:value-type="string">
            <text:p>24,07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8.2" calcext:value-type="string">
            <text:p>58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9%" calcext:value-type="string">
            <text:p>97.729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08" calcext:value-type="string">
            <text:p>44.0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9,367.8" calcext:value-type="string">
            <text:p>1,049,367.8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59" calcext:value-type="string">
            <text:p>78.5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5" calcext:value-type="float">
            <text:p>25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0" calcext:value-type="float">
            <text:p>2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5.0% =&gt; 440.0%" calcext:value-type="string">
            <text:p>55.0% =&gt; 44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5" calcext:value-type="float">
            <text:p>15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7" calcext:value-type="float">
            <text:p>17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5% =&gt; 391.5%" calcext:value-type="string">
            <text:p>43.5% =&gt; 391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7% =&gt; 96.3%" calcext:value-type="string">
            <text:p>10.7% =&gt; 96.3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6.3%" calcext:value-type="string">
            <text:p>5.0% =&gt; 96.3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7% =&gt; 78.3%" calcext:value-type="string">
            <text:p>8.7% =&gt; 78.3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2 - The Azarinth Sentinel" calcext:value-type="string">
            <text:p>Class 1: 462 - The Azarinth Sentinel</text:p>
          </table:table-cell>
        </table:table-row>
        <table:table-row table:style-name="ro1">
          <table:table-cell table:formula="of:=[$Calculations.A2]" office:value-type="string" office:string-value="Class 2: 457 - Kin of Ash" calcext:value-type="string">
            <text:p>Class 2: 457 - Kin of Ash</text:p>
          </table:table-cell>
        </table:table-row>
        <table:table-row table:style-name="ro1">
          <table:table-cell table:formula="of:=[$Calculations.A3]" office:value-type="string" office:string-value="Class 3: 408 - The Faen Valkyrie" calcext:value-type="string">
            <text:p>Class 3: 40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36.5%" calcext:value-type="string">
            <text:p>Resilience: 3,536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4,070" calcext:value-type="string">
            <text:p>Health: <text:s/>24,07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8.2] [376.2 seconds]" calcext:value-type="string">
            <text:p>hp/sec: <text:s/>0.27% [58.2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9%     [hp x 44.08]" calcext:value-type="string">
            <text:p>Mitigation: <text:s text:c="6"/>97.729% <text:s text:c="4"/>[hp x 44.08]</text:p>
          </table:table-cell>
        </table:table-row>
        <table:table-row table:style-name="ro1">
          <table:table-cell table:formula="of:=[$Calculations.A31]" office:value-type="string" office:string-value="Effective Health: 1,049,367.8 [hp x 78.59]" calcext:value-type="string">
            <text:p>Effective Health: 1,049,367.8 [hp x 78.5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5 Sentinel Huntress        x8 " calcext:value-type="string">
            <text:p>3-25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20 Flare of Creation        x8 [55.0% =&gt; 440.0% Resilience]" calcext:value-type="string">
            <text:p>3-20 Flare of Creation <text:s text:c="7"/>x8 [55.0% =&gt; 440.0% Resilience]</text:p>
          </table:table-cell>
        </table:table-row>
        <table:table-row table:style-name="ro1">
          <table:table-cell table:formula="of:=[$Calculations.A60]" office:value-type="string" office:string-value="3-15 Displacement             x2 " calcext:value-type="string">
            <text:p>3-15 Displacement <text:s text:c="12"/>x2 </text:p>
          </table:table-cell>
        </table:table-row>
        <table:table-row table:style-name="ro1">
          <table:table-cell table:formula="of:=[$Calculations.A61]" office:value-type="string" office:string-value="3-12 Space Shift              x2 " calcext:value-type="string">
            <text:p>3-12 Space Shift <text:s text:c="13"/>x2 </text:p>
          </table:table-cell>
        </table:table-row>
        <table:table-row table:style-name="ro1">
          <table:table-cell table:formula="of:=[$Calculations.A62]" office:value-type="string" office:string-value="3-17 Body of the Valkyrie     x9 [43.5% =&gt; 391.5% Resilience, 10.7% =&gt; 96.3% Physical Resistance, 5.0% =&gt; 96.3% Magic Resistance, 8.7% =&gt; 78.3% Health]" calcext:value-type="string">
            <text:p>3-17 Body of the Valkyrie <text:s text:c="4"/>x9 [43.5% =&gt; 391.5% Resilience, 10.7% =&gt; 96.3% Physical Resistance, 5.0% =&gt; 96.3% Magic Resistance, 8.7% =&gt; 78.3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20 Deviant of Humanity" calcext:value-type="string">
            <text:p>2-20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6 Veteran" calcext:value-type="string">
            <text:p>3-16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8 Arcane Magic Resistance" calcext:value-type="string">
            <text:p>3-18 Arcane Magic Resistance</text:p>
          </table:table-cell>
        </table:table-row>
        <table:table-row table:style-name="ro1">
          <table:table-cell table:formula="of:=[$Calculations.A86]" office:value-type="string" office:string-value="2-2  Ash Magic Resistance" calcext:value-type="string">
            <text:p>2-2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9  Heat Resistance" calcext:value-type="string">
            <text:p>3-9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9  Soul Magic Resistance" calcext:value-type="string">
            <text:p>2-9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5  Void Magic Resistance" calcext:value-type="string">
            <text:p>3-5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01:33:44.991000000</dc:date>
    <meta:generator>LibreOffice/7.0.5.2$Windows_X86_64 LibreOffice_project/64390860c6cd0aca4beafafcfd84613dd9dfb63a</meta:generator>
    <meta:editing-duration>PT17H40M29S</meta:editing-duration>
    <meta:editing-cycles>111</meta:editing-cycles>
    <meta:document-statistic meta:table-count="2" meta:cell-count="1612" meta:object-count="0"/>
    <meta:user-defined meta:name="AppVersion">16.0300</meta:user-defined>
  </office:meta>
</office:document-meta>
</file>